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034284" style:font-size-asian="14pt" style:font-size-complex="14pt"/>
    </style:style>
    <style:style style:name="P12" style:family="paragraph" style:parent-style-name="Standard">
      <style:text-properties fo:font-size="14pt" officeooo:rsid="0007d430" officeooo:paragraph-rsid="0007d430" style:font-size-asian="14pt" style:font-size-complex="14pt"/>
    </style:style>
    <style:style style:name="P13" style:family="paragraph" style:parent-style-name="Standard">
      <style:paragraph-properties fo:line-height="115%"/>
      <style:text-properties fo:font-size="14pt" officeooo:rsid="0007d430" officeooo:paragraph-rsid="000ee64e" style:font-size-asian="14pt" style:font-size-complex="14pt"/>
    </style:style>
    <style:style style:name="P14" style:family="paragraph" style:parent-style-name="Standard">
      <style:paragraph-properties fo:line-height="115%"/>
      <style:text-properties fo:font-size="14pt" officeooo:rsid="000fde59" officeooo:paragraph-rsid="000fde59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WW8Num3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0.2917in" fo:margin-right="0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language="en" fo:country="US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style:text-position="sub 58%" fo:font-size="14pt" fo:language="en" fo:country="US" style:font-size-asian="14pt" style:font-size-complex="14pt"/>
    </style:style>
    <style:style style:name="T9" style:family="text">
      <style:text-properties style:text-position="sub 58%" fo:font-size="14pt" fo:language="en" fo:country="US" style:text-underline-style="solid" style:text-underline-width="bold" style:text-underline-color="font-color" style:font-size-asian="14pt" style:font-size-complex="14pt"/>
    </style:style>
    <style:style style:name="T10" style:family="text">
      <style:text-properties style:text-position="sub 58%" officeooo:rsid="000ee64e"/>
    </style:style>
    <style:style style:name="T11" style:family="text">
      <style:text-properties fo:color="#ffffff" style:text-position="sub 58%" fo:font-size="14pt" fo:language="en" fo:country="US" style:text-underline-style="solid" style:text-underline-width="bold" style:text-underline-color="font-color" style:font-size-asian="14pt" style:font-size-complex="14pt"/>
    </style:style>
    <style:style style:name="T12" style:family="text">
      <style:text-properties fo:color="#ffffff" fo:font-size="14pt" fo:language="en" fo:country="US" style:text-underline-style="solid" style:text-underline-width="bold" style:text-underline-color="font-color" style:font-size-asian="14pt" style:font-size-complex="14pt"/>
    </style:style>
    <style:style style:name="T13" style:family="text">
      <style:text-properties fo:color="#ffffff" style:text-position="0% 100%" fo:font-size="14pt" fo:language="en" fo:country="US" style:text-underline-style="solid" style:text-underline-width="bold" style:text-underline-color="font-color" style:font-size-asian="14pt" style:font-size-complex="14pt"/>
    </style:style>
    <style:style style:name="T14" style:family="text">
      <style:text-properties fo:color="#ffffff" fo:language="en" fo:country="US" style:text-underline-style="solid" style:text-underline-width="bold" style:text-underline-color="font-color"/>
    </style:style>
    <style:style style:name="T15" style:family="text">
      <style:text-properties fo:language="ru" fo:country="RU"/>
    </style:style>
    <style:style style:name="T16" style:family="text">
      <style:text-properties fo:language="en" fo:country="US"/>
    </style:style>
    <style:style style:name="T17" style:family="text">
      <style:text-properties officeooo:rsid="001f96eb"/>
    </style:style>
    <style:style style:name="T18" style:family="text">
      <style:text-properties officeooo:rsid="0004a560"/>
    </style:style>
    <style:style style:name="T19" style:family="text">
      <style:text-properties style:text-position="0% 100%" fo:font-size="14pt" fo:language="en" fo:country="US" style:font-size-asian="14pt" style:font-size-complex="14pt"/>
    </style:style>
    <style:style style:name="T20" style:family="text">
      <style:text-properties style:text-position="0% 100%" fo:font-size="14pt" style:font-size-asian="14pt" style:font-size-complex="14pt"/>
    </style:style>
    <style:style style:name="T21" style:family="text">
      <style:text-properties style:text-position="0% 100%" fo:font-size="14pt" officeooo:rsid="000fde59" style:font-size-asian="14pt" style:font-size-complex="14pt"/>
    </style:style>
    <style:style style:name="T22" style:family="text">
      <style:text-properties officeooo:rsid="000ee64e"/>
    </style:style>
    <style:style style:name="T23" style:family="text">
      <style:text-properties style:text-position="super 58%" fo:font-size="14pt" fo:language="en" fo:country="US" style:font-size-asian="14pt" style:font-size-complex="14pt"/>
    </style:style>
    <style:style style:name="T24" style:family="text">
      <style:text-properties style:text-position="super 58%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 и науки Российской Федерации</text:p>
      <text:p text:style-name="P3">ФГАОУ ВПО «УрФУ имени первого Президента России Б. Н. Ельцина»</text:p>
      <text:p text:style-name="P3">ИРИТ-РТФ</text:p>
      <text:p text:style-name="P3">Центр ускоренного обучения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ОТЧЕТ ПО ДОМАШНЕМУ ЗАДАНИЮ </text:span><text:span text:style-name="T2">N</text:span><text:span text:style-name="T1"> 4</text:span></text:p>
      <text:p text:style-name="P3"/>
      <text:p text:style-name="P3">по дисциплине «Язык и технологии программирования»</text:p>
      <text:p text:style-name="P3"/>
      <text:p text:style-name="P3"/>
      <text:p text:style-name="P1"><text:span text:style-name="T3">Тема: </text:span><text:span text:style-name="T4">Свойства элементарных функций алгебры логики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Студент группы <text:span text:style-name="T15">РИВ-</text:span><text:span text:style-name="T16">170027у</text:span> (<text:span text:style-name="T17">662</text:span>): <text:s text:c="19"/><text:tab/><text:tab/><text:tab/>И. И. Иванов</text:p>
      <text:p text:style-name="P4">Преподаватель: <text:s text:c="44"/><text:tab/><text:tab/><text:tab/><text:tab/>С. И. Тимошенко,</text:p>
      <text:p text:style-name="P4"><text:s text:c="70"/><text:tab/><text:tab/><text:tab/><text:tab/><text:tab/>доц., к. т. н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3">Екатеринбург 201<text:span text:style-name="T18">7</text:span></text:p>
      <text:p text:style-name="P7"><text:soft-page-break/>СОДЕРЖАНИЕ</text:p>
      <text:p text:style-name="P3"/>
      <text:p text:style-name="P9"><text:span text:style-name="T5">1 </text:span><text:span text:style-name="T3">Постановка задачи </text:span></text:p>
      <text:p text:style-name="P8">Просмотреть материал пп. 2.1-2.4 учебника Савельев А. Я. Основы информатики.</text:p>
      <text:p text:style-name="P4"/>
      <text:list xml:id="list2467308310" text:style-name="WW8Num3">
        <text:list-item>
          <text:list>
            <text:list-item>
              <text:p text:style-name="P17">Доказать свойство дистрибутивности (распределительный закон) для дизъюнкции относительно конъюнкции (используя свойства и аксиомы):</text:p>
            </text:list-item>
          </text:list>
        </text:list-item>
      </text:list>
      <text:p text:style-name="P18"><text:span text:style-name="T6">x</text:span><text:span text:style-name="T8">1</text:span><text:span text:style-name="T19"> </text:span><text:span text:style-name="T6">+</text:span><text:span text:style-name="T19"> </text:span><text:span text:style-name="T6">x</text:span><text:span text:style-name="T8">2</text:span><text:span text:style-name="T19"> </text:span><text:span text:style-name="T6">x</text:span><text:span text:style-name="T8">3</text:span><text:span text:style-name="T19"> </text:span><text:span text:style-name="T6">=</text:span><text:span text:style-name="T19"> </text:span><text:span text:style-name="T6">(x</text:span><text:span text:style-name="T8">1</text:span><text:span text:style-name="T19"> </text:span><text:span text:style-name="T6">+</text:span><text:span text:style-name="T19"> </text:span><text:span text:style-name="T6">x</text:span><text:span text:style-name="T8">2</text:span><text:span text:style-name="T6">)</text:span><text:span text:style-name="T19"> </text:span><text:span text:style-name="T6">(x</text:span><text:span text:style-name="T8">1</text:span><text:span text:style-name="T19"> </text:span><text:span text:style-name="T6">+</text:span><text:span text:style-name="T19"> </text:span><text:span text:style-name="T6">x</text:span><text:span text:style-name="T8">3</text:span><text:span text:style-name="T6">)</text:span></text:p>
      <text:p text:style-name="P8"/>
      <text:list xml:id="list214833032296" text:continue-numbering="true" text:style-name="WW8Num3">
        <text:list-item>
          <text:list>
            <text:list-item>
              <text:p text:style-name="P17">Доказать законы де Моргана (используя свойства и аксиомы):</text:p>
            </text:list-item>
          </text:list>
        </text:list-item>
      </text:list>
      <text:p text:style-name="P18"><text:span text:style-name="T9"><text:s text:c="3"/>_ <text:s text:c="6"/></text:span><text:span text:style-name="T11">1</text:span><text:span text:style-name="T12"> <text:s/></text:span><text:span text:style-name="T13"><text:s/></text:span><text:span text:style-name="T9"><text:s text:c="5"/></text:span><text:span text:style-name="T12"><text:s text:c="5"/></text:span><text:span text:style-name="T9"><text:s text:c="4"/></text:span><text:span text:style-name="T12"><text:s/>11 <text:s text:c="13"/></text:span></text:p>
      <text:p text:style-name="P18"><text:span text:style-name="T6">x</text:span><text:span text:style-name="T8">1</text:span><text:span text:style-name="T19"> </text:span><text:span text:style-name="T6">x</text:span><text:span text:style-name="T8">2</text:span><text:span text:style-name="T19"> </text:span><text:span text:style-name="T6">=</text:span><text:span text:style-name="T19"> </text:span><text:span text:style-name="T6">x</text:span><text:span text:style-name="T8">1</text:span><text:span text:style-name="T19"> </text:span><text:span text:style-name="T6">+</text:span><text:span text:style-name="T19"> </text:span><text:span text:style-name="T6">x</text:span><text:span text:style-name="T8">2</text:span></text:p>
      <text:p text:style-name="P18"><text:span text:style-name="T9"><text:s text:c="9"/>__ <text:s text:c="3"/></text:span><text:span text:style-name="T11">1</text:span><text:span text:style-name="T12"> <text:s text:c="3"/></text:span><text:span text:style-name="T9"><text:s text:c="4"/></text:span><text:span text:style-name="T12"><text:s text:c="2"/></text:span><text:span text:style-name="T9"><text:s text:c="4"/></text:span><text:span text:style-name="T12"><text:s/>11 <text:s text:c="13"/></text:span></text:p>
      <text:p text:style-name="P18"><text:span text:style-name="T6">x</text:span><text:span text:style-name="T8">1</text:span><text:span text:style-name="T19"> </text:span><text:span text:style-name="T6">+</text:span><text:span text:style-name="T19"> </text:span><text:span text:style-name="T6">x</text:span><text:span text:style-name="T8">2</text:span><text:span text:style-name="T19"> </text:span><text:span text:style-name="T6">=</text:span><text:span text:style-name="T19"> </text:span><text:span text:style-name="T6">x</text:span><text:span text:style-name="T8">1</text:span><text:span text:style-name="T19"> </text:span><text:span text:style-name="T6">x</text:span><text:span text:style-name="T8">2</text:span></text:p>
      <text:p text:style-name="P15"/>
      <text:list xml:id="list214067881456" text:continue-numbering="true" text:style-name="WW8Num3">
        <text:list-item>
          <text:list>
            <text:list-item>
              <text:p text:style-name="P17">Используя свойства и аксиомы логических функций упростить логическое выражение.</text:p>
            </text:list-item>
          </text:list>
        </text:list-item>
      </text:list>
      <text:p text:style-name="P19"><text:span text:style-name="T4">11) (</text:span><text:span text:style-name="T19">x</text:span><text:span text:style-name="T7">1</text:span><text:span text:style-name="T20"> </text:span><text:span text:style-name="T21">+ </text:span><text:span text:style-name="T19">x</text:span><text:span text:style-name="T7">2</text:span><text:span text:style-name="T20"> </text:span><text:span text:style-name="T21">+ </text:span><text:span text:style-name="T19">x</text:span><text:span text:style-name="T7">1</text:span><text:span text:style-name="T19">x</text:span><text:span text:style-name="T7">2</text:span><text:span text:style-name="T4">) </text:span><text:span text:style-name="T6">x</text:span><text:span text:style-name="T7">1</text:span></text:p>
      <text:p text:style-name="P20"><text:span text:style-name="T14"><text:s/></text:span></text:p>
      <text:p text:style-name="P6">2 Результаты проделанной работы</text:p>
      <text:p text:style-name="P2"/>
      <text:p text:style-name="P12">1) <text:span text:style-name="T22">Докажем, что x</text:span><text:span text:style-name="T10">1</text:span><text:span text:style-name="T22"> + x</text:span><text:span text:style-name="T10">2</text:span><text:span text:style-name="T22">x</text:span><text:span text:style-name="T10">3</text:span><text:span text:style-name="T22"> = (x</text:span><text:span text:style-name="T10">1</text:span><text:span text:style-name="T22"> + x</text:span><text:span text:style-name="T10">2</text:span><text:span text:style-name="T22">) (x</text:span><text:span text:style-name="T10">1</text:span><text:span text:style-name="T22"> + x</text:span><text:span text:style-name="T10">3</text:span><text:span text:style-name="T22">);</text:span></text:p>
      <text:p text:style-name="P12"/>
      <text:p text:style-name="P13"><text:span text:style-name="T22">(x</text:span><text:span text:style-name="T10">1</text:span><text:span text:style-name="T22"> + x</text:span><text:span text:style-name="T10">2</text:span><text:span text:style-name="T22">) (x</text:span><text:span text:style-name="T10">1</text:span><text:span text:style-name="T22"> + x</text:span><text:span text:style-name="T10">3</text:span><text:span text:style-name="T22">) = x</text:span><text:span text:style-name="T10">1</text:span><text:span text:style-name="T22">x</text:span><text:span text:style-name="T10">1</text:span><text:span text:style-name="T22"> + x</text:span><text:span text:style-name="T10">1</text:span><text:span text:style-name="T22">x</text:span><text:span text:style-name="T10">3</text:span><text:span text:style-name="T22"> + x</text:span><text:span text:style-name="T10">2</text:span><text:span text:style-name="T22">x</text:span><text:span text:style-name="T10">1</text:span><text:span text:style-name="T22"> + x</text:span><text:span text:style-name="T10">2</text:span><text:span text:style-name="T22">x</text:span><text:span text:style-name="T10">3</text:span><text:span text:style-name="T22"> = x</text:span><text:span text:style-name="T10">1</text:span><text:span text:style-name="T22"> + x</text:span><text:span text:style-name="T10">1</text:span><text:span text:style-name="T22">x</text:span><text:span text:style-name="T10">2</text:span><text:span text:style-name="T22"> + x</text:span><text:span text:style-name="T10">1</text:span><text:span text:style-name="T22">x</text:span><text:span text:style-name="T10">3</text:span><text:span text:style-name="T22"> + x</text:span><text:span text:style-name="T10">2</text:span><text:span text:style-name="T22">x</text:span><text:span text:style-name="T10">3</text:span><text:span text:style-name="T22"> = x</text:span><text:span text:style-name="T10">1</text:span><text:span text:style-name="T22">(1 + x</text:span><text:span text:style-name="T10">2</text:span><text:span text:style-name="T22"> + x</text:span><text:span text:style-name="T10">3</text:span><text:span text:style-name="T22">) + x</text:span><text:span text:style-name="T10">2</text:span><text:span text:style-name="T22">x</text:span><text:span text:style-name="T10">3</text:span><text:span text:style-name="T22"> = x</text:span><text:span text:style-name="T10">1</text:span><text:span text:style-name="T22"> + x</text:span><text:span text:style-name="T10">2</text:span><text:span text:style-name="T22">x</text:span><text:span text:style-name="T10">3</text:span><text:span text:style-name="T22">. <text:s text:c="3"/>Доказано.</text:span></text:p>
      <text:p text:style-name="P13"/>
      <text:p text:style-name="P14">2) </text:p>
      <text:p text:style-name="P3"/>
      <text:p text:style-name="Standard"><text:span text:style-name="T5">3 </text:span><text:span text:style-name="T3">Анализ полученных результатов</text:span></text:p>
      <text:p text:style-name="P2"/>
      <text:p text:style-name="P2">&lt;подвести итоги работы&gt;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0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format="1">
        <style:list-level-properties text:min-label-width="0.2917in"/>
      </text:list-level-style-number>
      <text:list-level-style-number text:level="2" style:num-format="1" text:display-levels="2">
        <style:list-level-properties text:min-label-width="0.2917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75in"/>
      </text:list-level-style-number>
      <text:list-level-style-number text:level="5" style:num-format="1" text:display-levels="5">
        <style:list-level-properties text:min-label-width="0.75in"/>
      </text:list-level-style-number>
      <text:list-level-style-number text:level="6" style:num-format="1" text:display-levels="6">
        <style:list-level-properties text:min-label-width="1in"/>
      </text:list-level-style-number>
      <text:list-level-style-number text:level="7" style:num-format="1" text:display-levels="7">
        <style:list-level-properties text:min-label-width="1in"/>
      </text:list-level-style-number>
      <text:list-level-style-number text:level="8" style:num-format="1" text:display-levels="8">
        <style:list-level-properties text:min-label-width="1.25in"/>
      </text:list-level-style-number>
      <text:list-level-style-number text:level="9" style:num-format="1" text:display-levels="9">
        <style:list-level-properties text:min-label-width="1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title>Федеральное агентство по образованию</dc:title>
    <meta:initial-creator>Tim</meta:initial-creator>
    <meta:creation-date>2007-12-17T22:20:00</meta:creation-date>
    <dc:date>2017-09-27T00:01:15.571173860</dc:date>
    <meta:editing-cycles>49</meta:editing-cycles>
    <meta:editing-duration>PT2H18M2S</meta:editing-duration>
    <meta:document-statistic meta:table-count="0" meta:image-count="0" meta:object-count="0" meta:page-count="2" meta:paragraph-count="30" meta:word-count="198" meta:character-count="1355" meta:non-whitespace-character-count="957"/>
    <meta:user-defined meta:name="Поле 1"/>
    <meta:user-defined meta:name="Поле 2"/>
    <meta:user-defined meta:name="Поле 3"/>
    <meta:user-defined meta:name="Поле 4"/>
  </office:meta>
</office:document-meta>
</file>